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C1 (micro F)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f_th (kHz)</text:p>
          </table:table-cell>
          <table:table-cell office:value-type="string" calcext:value-type="string">
            <text:p>Tm (micro sec)</text:p>
          </table:table-cell>
          <table:table-cell office:value-type="string" calcext:value-type="string">
            <text:p>Ts (microsec)</text:p>
          </table:table-cell>
          <table:table-cell office:value-type="string" calcext:value-type="string">
            <text:p>T <text:s/>(microsec)</text:p>
          </table:table-cell>
          <table:table-cell office:value-type="string" calcext:value-type="string">
            <text:p>f_expt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1.4/(([.B2]+2*[.C2])*[.A2])" office:value-type="float" office:value="66.6666666666667" calcext:value-type="float">
            <text:p>66.6666666666667</text:p>
          </table:table-cell>
          <table:table-cell office:value-type="float" office:value="9.5" calcext:value-type="float">
            <text:p>9.5</text:p>
          </table:table-cell>
          <table:table-cell office:value-type="float" office:value="8.5" calcext:value-type="float">
            <text:p>8.5</text:p>
          </table:table-cell>
          <table:table-cell table:formula="of:=[.E2]+[.F2]" office:value-type="float" office:value="18" calcext:value-type="float">
            <text:p>18</text:p>
          </table:table-cell>
          <table:table-cell table:formula="of:=(1/[.G2])*10^3" office:value-type="float" office:value="55.5555555555556" calcext:value-type="float">
            <text:p>55.5555555555556</text:p>
          </table:table-cell>
          <table:table-cell table:formula="of:=(ABS([.H2]-[.D2])/[.D2])*100" office:value-type="float" office:value="16.6666666666667" calcext:value-type="float">
            <text:p>16.6666666666667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1.4/(([.B3]+2*[.C3])*[.A3])" office:value-type="float" office:value="6.66666666666667" calcext:value-type="float">
            <text:p>6.66666666666667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table:formula="of:=[.E3]+[.F3]" office:value-type="float" office:value="158" calcext:value-type="float">
            <text:p>158</text:p>
          </table:table-cell>
          <table:table-cell table:formula="of:=(1/[.G3])*10^3" office:value-type="float" office:value="6.32911392405063" calcext:value-type="float">
            <text:p>6.32911392405063</text:p>
          </table:table-cell>
          <table:table-cell table:formula="of:=(ABS([.H3]-[.D3])/[.D3])*100" office:value-type="float" office:value="5.0632911392405" calcext:value-type="float">
            <text:p>5.0632911392405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1.4/(([.B4]+2*[.C4])*[.A4])" office:value-type="float" office:value="0.666666666666667" calcext:value-type="float">
            <text:p>0.666666666666667</text:p>
          </table:table-cell>
          <table:table-cell office:value-type="float" office:value="780" calcext:value-type="float">
            <text:p>780</text:p>
          </table:table-cell>
          <table:table-cell office:value-type="float" office:value="700" calcext:value-type="float">
            <text:p>700</text:p>
          </table:table-cell>
          <table:table-cell table:formula="of:=[.E4]+[.F4]" office:value-type="float" office:value="1480" calcext:value-type="float">
            <text:p>1480</text:p>
          </table:table-cell>
          <table:table-cell table:formula="of:=(1/[.G4])*10^3" office:value-type="float" office:value="0.675675675675676" calcext:value-type="float">
            <text:p>0.675675675675676</text:p>
          </table:table-cell>
          <table:table-cell table:formula="of:=(ABS([.H4]-[.D4])/[.D4])*100" office:value-type="float" office:value="1.35135135135135" calcext:value-type="float">
            <text:p>1.35135135135135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1.4/(([.B5]+2*[.C5])*[.A5])" office:value-type="float" office:value="6.66666666666667" calcext:value-type="float">
            <text:p>6.66666666666667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table:formula="of:=[.E5]+[.F5]" office:value-type="float" office:value="114" calcext:value-type="float">
            <text:p>114</text:p>
          </table:table-cell>
          <table:table-cell table:formula="of:=(1/[.G5])*10^3" office:value-type="float" office:value="8.7719298245614" calcext:value-type="float">
            <text:p>8.7719298245614</text:p>
          </table:table-cell>
          <table:table-cell table:formula="of:=(ABS([.H5]-[.D5])/[.D5])*100" office:value-type="float" office:value="31.578947368421" calcext:value-type="float">
            <text:p>31.57894736842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table:number-columns-repeated="2"/>
          <table:table-cell table:formula="of:=1.4/(([.B6]+2*[.C6])*[.A6])" office:value-type="string" office:string-value="" calcext:value-type="error">
            <text:p>#DIV/0!</text:p>
          </table:table-cell>
          <table:table-cell table:number-columns-repeated="2"/>
          <table:table-cell table:formula="of:=[.E6]+[.F6]" office:value-type="float" office:value="0" calcext:value-type="float">
            <text:p>0</text:p>
          </table:table-cell>
          <table:table-cell table:formula="of:=(1/[.G6])*10^3" office:value-type="string" office:string-value="" calcext:value-type="error">
            <text:p>#DIV/0!</text:p>
          </table:table-cell>
          <table:table-cell table:formula="of:=(ABS([.H6]-[.D6])/[.D6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table:number-columns-repeated="2"/>
          <table:table-cell table:formula="of:=1.4/(([.B7]+2*[.C7])*[.A7])" office:value-type="string" office:string-value="" calcext:value-type="error">
            <text:p>#DIV/0!</text:p>
          </table:table-cell>
          <table:table-cell table:number-columns-repeated="2"/>
          <table:table-cell table:formula="of:=[.E7]+[.F7]" office:value-type="float" office:value="0" calcext:value-type="float">
            <text:p>0</text:p>
          </table:table-cell>
          <table:table-cell table:formula="of:=(1/[.G7])*10^3" office:value-type="string" office:string-value="" calcext:value-type="error">
            <text:p>#DIV/0!</text:p>
          </table:table-cell>
          <table:table-cell table:formula="of:=(ABS([.H7]-[.D7])/[.D7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2"/>
          <table:table-cell table:formula="of:=1.4/(([.B8]+2*[.C8])*[.A8])" office:value-type="string" office:string-value="" calcext:value-type="error">
            <text:p>#DIV/0!</text:p>
          </table:table-cell>
          <table:table-cell table:number-columns-repeated="2"/>
          <table:table-cell table:formula="of:=[.E8]+[.F8]" office:value-type="float" office:value="0" calcext:value-type="float">
            <text:p>0</text:p>
          </table:table-cell>
          <table:table-cell table:formula="of:=(1/[.G8])*10^3" office:value-type="string" office:string-value="" calcext:value-type="error">
            <text:p>#DIV/0!</text:p>
          </table:table-cell>
          <table:table-cell table:formula="of:=(ABS([.H8]-[.D8])/[.D8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2"/>
          <table:table-cell table:formula="of:=1.4/(([.B9]+2*[.C9])*[.A9])" office:value-type="string" office:string-value="" calcext:value-type="error">
            <text:p>#DIV/0!</text:p>
          </table:table-cell>
          <table:table-cell table:number-columns-repeated="2"/>
          <table:table-cell table:formula="of:=[.E9]+[.F9]" office:value-type="float" office:value="0" calcext:value-type="float">
            <text:p>0</text:p>
          </table:table-cell>
          <table:table-cell table:formula="of:=(1/[.G9])*10^3" office:value-type="string" office:string-value="" calcext:value-type="error">
            <text:p>#DIV/0!</text:p>
          </table:table-cell>
          <table:table-cell table:formula="of:=(ABS([.H9]-[.D9])/[.D9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2"/>
          <table:table-cell table:formula="of:=1.4/(([.B10]+2*[.C10])*[.A10])" office:value-type="string" office:string-value="" calcext:value-type="error">
            <text:p>#DIV/0!</text:p>
          </table:table-cell>
          <table:table-cell table:number-columns-repeated="2"/>
          <table:table-cell table:formula="of:=[.E10]+[.F10]" office:value-type="float" office:value="0" calcext:value-type="float">
            <text:p>0</text:p>
          </table:table-cell>
          <table:table-cell table:formula="of:=(1/[.G10])*10^3" office:value-type="string" office:string-value="" calcext:value-type="error">
            <text:p>#DIV/0!</text:p>
          </table:table-cell>
          <table:table-cell table:formula="of:=(ABS([.H10]-[.D10])/[.D10])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1.4/(([.B11]+2*[.C11])*[.A11])" office:value-type="float" office:value="0.0666666666666667" calcext:value-type="float">
            <text:p>0.0666666666666667</text:p>
          </table:table-cell>
          <table:table-cell office:value-type="float" office:value="7000" calcext:value-type="float">
            <text:p>7000</text:p>
          </table:table-cell>
          <table:table-cell office:value-type="float" office:value="6400" calcext:value-type="float">
            <text:p>6400</text:p>
          </table:table-cell>
          <table:table-cell table:formula="of:=[.E11]+[.F11]" office:value-type="float" office:value="13400" calcext:value-type="float">
            <text:p>13400</text:p>
          </table:table-cell>
          <table:table-cell table:formula="of:=(1/[.G11])*10^3" office:value-type="float" office:value="0.0746268656716418" calcext:value-type="float">
            <text:p>0.0746268656716418</text:p>
          </table:table-cell>
          <table:table-cell table:formula="of:=(ABS([.H11]-[.D11])/[.D11])*100" office:value-type="float" office:value="11.9402985074627" calcext:value-type="float">
            <text:p>11.94029850746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1.4/(([.B12]+2*[.C12])*[.A12])" office:value-type="float" office:value="0.00666666666666667" calcext:value-type="float">
            <text:p>0.00666666666666667</text:p>
          </table:table-cell>
          <table:table-cell office:value-type="float" office:value="72000" calcext:value-type="float">
            <text:p>72000</text:p>
          </table:table-cell>
          <table:table-cell office:value-type="float" office:value="66000" calcext:value-type="float">
            <text:p>66000</text:p>
          </table:table-cell>
          <table:table-cell table:formula="of:=[.E12]+[.F12]" office:value-type="float" office:value="138000" calcext:value-type="float">
            <text:p>138000</text:p>
          </table:table-cell>
          <table:table-cell table:formula="of:=(1/[.G12])*10^3" office:value-type="float" office:value="0.0072463768115942" calcext:value-type="float">
            <text:p>0.0072463768115942</text:p>
          </table:table-cell>
          <table:table-cell table:formula="of:=(ABS([.H12]-[.D12])/[.D12])*100" office:value-type="float" office:value="8.69565217391304" calcext:value-type="float">
            <text:p>8.695652173913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1.4/(([.B13]+2*[.C13])*[.A13])" office:value-type="float" office:value="0.000666666666666667" calcext:value-type="float">
            <text:p>0.000666666666666667</text:p>
          </table:table-cell>
          <table:table-cell office:value-type="float" office:value="700000" calcext:value-type="float">
            <text:p>700000</text:p>
          </table:table-cell>
          <table:table-cell office:value-type="float" office:value="640000" calcext:value-type="float">
            <text:p>640000</text:p>
          </table:table-cell>
          <table:table-cell table:formula="of:=[.E13]+[.F13]" office:value-type="float" office:value="1340000" calcext:value-type="float">
            <text:p>1340000</text:p>
          </table:table-cell>
          <table:table-cell table:formula="of:=(1/[.G13])*10^3" office:value-type="float" office:value="0.000746268656716418" calcext:value-type="float">
            <text:p>0.000746268656716418</text:p>
          </table:table-cell>
          <table:table-cell table:formula="of:=(ABS([.H13]-[.D13])/[.D13])*100" office:value-type="float" office:value="11.9402985074627" calcext:value-type="float">
            <text:p>11.94029850746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1.4/(([.B14]+2*[.C14])*[.A14])" office:value-type="float" office:value="0.00666666666666667" calcext:value-type="float">
            <text:p>0.00666666666666667</text:p>
          </table:table-cell>
          <table:table-cell office:value-type="float" office:value="54000" calcext:value-type="float">
            <text:p>54000</text:p>
          </table:table-cell>
          <table:table-cell office:value-type="float" office:value="50000" calcext:value-type="float">
            <text:p>50000</text:p>
          </table:table-cell>
          <table:table-cell table:formula="of:=[.E14]+[.F14]" office:value-type="float" office:value="104000" calcext:value-type="float">
            <text:p>104000</text:p>
          </table:table-cell>
          <table:table-cell table:formula="of:=(1/[.G14])*10^3" office:value-type="float" office:value="0.00961538461538462" calcext:value-type="float">
            <text:p>0.00961538461538462</text:p>
          </table:table-cell>
          <table:table-cell table:formula="of:=(ABS([.H14]-[.D14])/[.D14])*100" office:value-type="float" office:value="44.2307692307693" calcext:value-type="float">
            <text:p>44.2307692307693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1.4/(([.B15]+2*[.C15])*[.A15])" office:value-type="float" office:value="0.000666666666666667" calcext:value-type="float">
            <text:p>0.000666666666666667</text:p>
          </table:table-cell>
          <table:table-cell office:value-type="float" office:value="640000" calcext:value-type="float">
            <text:p>640000</text:p>
          </table:table-cell>
          <table:table-cell office:value-type="float" office:value="560000" calcext:value-type="float">
            <text:p>560000</text:p>
          </table:table-cell>
          <table:table-cell table:formula="of:=[.E15]+[.F15]" office:value-type="float" office:value="1200000" calcext:value-type="float">
            <text:p>1200000</text:p>
          </table:table-cell>
          <table:table-cell table:formula="of:=(1/[.G15])*10^3" office:value-type="float" office:value="0.000833333333333333" calcext:value-type="float">
            <text:p>0.000833333333333333</text:p>
          </table:table-cell>
          <table:table-cell table:formula="of:=(ABS([.H15]-[.D15])/[.D15])*100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1.4/(([.B16]+2*[.C16])*[.A16])" office:value-type="float" office:value="0.0000666666666666667" calcext:value-type="float">
            <text:p>6.66666666666667E-05</text:p>
          </table:table-cell>
          <table:table-cell table:style-name="ce1" office:value-type="float" office:value="7500000" calcext:value-type="float">
            <text:p>7.50E+06</text:p>
          </table:table-cell>
          <table:table-cell table:style-name="ce1" office:value-type="float" office:value="6000000" calcext:value-type="float">
            <text:p>6.00E+06</text:p>
          </table:table-cell>
          <table:table-cell table:formula="of:=[.E16]+[.F16]" office:value-type="float" office:value="13500000" calcext:value-type="float">
            <text:p>13500000</text:p>
          </table:table-cell>
          <table:table-cell table:formula="of:=(1/[.G16])*10^3" office:value-type="float" office:value="0.0000740740740740741" calcext:value-type="float">
            <text:p>7.40740740740741E-05</text:p>
          </table:table-cell>
          <table:table-cell table:formula="of:=(ABS([.H16]-[.D16])/[.D16])*100" office:value-type="float" office:value="11.1111111111111" calcext:value-type="float">
            <text:p>11.11111111111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0T15:11:31.098216677</meta:creation-date>
    <meta:generator>LibreOffice/24.8.5.2$Linux_X86_64 LibreOffice_project/480$Build-2</meta:generator>
    <dc:date>2025-03-20T17:43:15.695352418</dc:date>
    <meta:editing-duration>PT1H17M59S</meta:editing-duration>
    <meta:editing-cycles>6</meta:editing-cycles>
    <meta:document-statistic meta:table-count="1" meta:cell-count="124" meta:object-count="0"/>
  </office:meta>
</office:document-meta>
</file>